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h ace r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Higher than</text:p>
          </table:table-cell>
          <table:table-cell office:value-type="string" calcext:value-type="string">
            <text:p>Lower tha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2:.C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3:.C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B4:.C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B5:.C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6:.C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7:.C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8:.C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9:.C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B10:.C1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B11:.C1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B12:.C1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13:.C1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14:.C14])" office:value-type="float" office:value="12" calcext:value-type="float">
            <text:p>12</text:p>
          </table:table-cell>
        </table:table-row>
      </table:table>
      <table:table table:name="No ace r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Higher than</text:p>
          </table:table-cell>
          <table:table-cell office:value-type="string" calcext:value-type="string">
            <text:p>Lower tha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B2:.C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B3:.C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B4:.C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B5:.C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6:.C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B7:.C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8:.C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9:.C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B10:.C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11:.C1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12:.C1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B13:.C1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14:.C14]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21:39:08.682149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1:25:17.700264567</meta:creation-date>
    <dc:date>2024-10-18T21:28:38.878930984</dc:date>
    <meta:editing-duration>PT3M22S</meta:editing-duration>
    <meta:editing-cycles>1</meta:editing-cycles>
    <meta:generator>LibreOffice/24.8.2.1$Linux_X86_64 LibreOffice_project/480$Build-1</meta:generator>
    <meta:document-statistic meta:table-count="2" meta:cell-count="112" meta:object-count="0"/>
  </office:meta>
</office:document-meta>
</file>